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6264a" officeooo:paragraph-rsid="0016264a"/>
    </style:style>
    <style:style style:name="P2" style:family="paragraph" style:parent-style-name="Standard">
      <style:paragraph-properties fo:line-height="200%" fo:text-align="center" style:justify-single-word="false"/>
      <style:text-properties officeooo:rsid="0016264a" officeooo:paragraph-rsid="0016264a"/>
    </style:style>
    <style:style style:name="P3" style:family="paragraph" style:parent-style-name="Standard">
      <style:paragraph-properties fo:line-height="200%"/>
      <style:text-properties style:font-name="Times New Roman" officeooo:rsid="0016264a" officeooo:paragraph-rsid="0016264a"/>
    </style:style>
    <style:style style:name="T1" style:family="text">
      <style:text-properties style:font-name="Times New Roman"/>
    </style:style>
    <style:style style:name="T2" style:family="text">
      <style:text-properties officeooo:rsid="00162d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Reyes</text:p>
      <text:p text:style-name="P1">CS202 </text:p>
      <text:p text:style-name="P1">documentation for inheritance</text:p>
      <text:p text:style-name="P1">5/6/2015</text:p>
      <text:p text:style-name="P1"/>
      <text:p text:style-name="P2">Project 13 documentation</text:p>
      <text:p text:style-name="P2"/>
      <text:p text:style-name="P1"><text:tab/><text:span text:style-name="T1">The order that constructors are called start at the base class. By creating a Student class, the Person constructor would be called first, then afterwards, the Student constructor. The destructor however, is called backwards. If the destructor of Student was called, it would be executed firstly, then Person destructor after. The destructor is called implicitly, so therefore, Person is after Student and the constructor is called explicitly, so the Person's consructor executes before Student. So how the functions work, in Student you are able to use all the public and private variable and functions that is held within the Person class, such as setFirstName. It doesn't work the other way around though, meaning that the Person class cannot use the Student's setNsheNumber. The only time that the protected variables can be accessed is within the scope of a Person, Student, or Employee. However, the private variables can only be accessed by objects of that same class. For instance, a Person class or object, cannot access an nsheNumber, and along with a Student not being able to access a SSN.</text:span></text:p>
      <text:p text:style-name="P3"><text:tab/>The timeframe for this project was really rushed, in my opinion, especially with finals coming up. So the thing that I would change and was wanting as I <text:span text:style-name="T2">was implementing the code, would probably be an overloaded extraction and insertion operator. This would make the main driver a lot more cleaner and nicer in the implementation. The design of the output, I tried to make it nicer and easier to read than what we go in the given file, because it being all squished together made it really difficult to understand which numbers were which when looking at the raw data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01:49:04.708558092</meta:creation-date>
    <dc:date>2015-05-06T02:12:22.362921070</dc:date>
    <meta:editing-duration>PT3M38S</meta:editing-duration>
    <meta:editing-cycles>1</meta:editing-cycles>
    <meta:document-statistic meta:table-count="0" meta:image-count="0" meta:object-count="0" meta:page-count="1" meta:paragraph-count="7" meta:word-count="291" meta:character-count="1757" meta:non-whitespace-character-count="1470"/>
    <meta:generator>LibreOffice/4.2.7.2$Linux_X86_64 LibreOffice_project/420m0$Build-2</meta:generator>
  </office:meta>
</office:document-meta>
</file>